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e6e6e6" fo:min-height="0.25cm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gr9" style:family="graphic" style:parent-style-name="standard">
      <style:graphic-properties draw:stroke="none" svg:stroke-color="#000000" draw:fill="none" draw:fill-color="#ffffff" fo:min-height="0.8cm"/>
    </style:style>
    <style:style style:name="gr10" style:family="graphic" style:parent-style-name="standard">
      <style:graphic-properties draw:stroke="none" svg:stroke-color="#000000" draw:fill="none" draw:fill-color="#ffffff" fo:min-height="5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.525cm"/>
    </style:style>
    <style:style style:name="gr12" style:family="graphic" style:parent-style-name="standard">
      <style:graphic-properties draw:stroke="none" svg:stroke-color="#000000" draw:fill="none" draw:fill-color="#ffffff" fo:min-height="1.3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.525cm"/>
    </style:style>
    <style:style style:name="gr15" style:family="graphic" style:parent-style-name="standard">
      <style:graphic-properties svg:stroke-width="0.05cm" draw:marker-start-width="0.38cm" draw:marker-end-width="0.38cm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draw:marker-start-width="0.38cm" draw:marker-end-width="0.3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 fo:padding-top="0.33cm"/>
    </style:style>
    <style:style style:name="gr18" style:family="graphic" style:parent-style-name="standard">
      <style:graphic-properties svg:stroke-width="0.05cm" draw:marker-start-width="0.38cm" draw:marker-end-width="0.38cm" draw:fill="hatch" draw:fill-color="#e6e6e6" draw:fill-gradient-name="Gradient_20_1" draw:fill-hatch-name="Hatch_20_1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start-width="0.38cm" draw:marker-end-width="0.38cm" draw:fill="solid" draw:fill-color="#dc2300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marker-start-width="0.38cm" draw:marker-end-width="0.38cm" draw:fill="solid" draw:fill-color="#000080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38cm" draw:marker-end-width="0.38cm" draw:fill="solid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cm"/>
    </style:style>
    <style:style style:name="gr23" style:family="graphic" style:parent-style-name="standard">
      <style:graphic-properties svg:stroke-width="0.05cm" draw:marker-start-width="0.38cm" draw:marker-end-width="0.38cm" draw:fill="hatch" draw:fill-color="#e6e6e6" draw:fill-gradient-name="Gradient_20_1" draw:fill-hatch-name="Hatch_20_46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0000" draw:marker-start-width="0.38cm" draw:marker-end-width="0.38cm" draw:fill="hatch" draw:fill-color="#944794" draw:fill-gradient-name="Gradient_20_1" draw:fill-hatch-name="Hatch_20_47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36pt" fo:font-weight="normal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fo:text-indent="0cm"/>
      <style:text-properties fo:color="#000080" fo:font-weight="bold"/>
    </style:style>
    <style:style style:name="P9" style:family="paragraph">
      <style:paragraph-properties fo:margin-left="0cm" fo:margin-right="0cm" fo:text-indent="0cm"/>
      <style:text-properties fo:color="#008000" fo:font-weight="bold"/>
    </style:style>
    <style:style style:name="T1" style:family="text">
      <style:text-properties fo:font-size="36pt" fo:font-weight="normal"/>
    </style:style>
    <style:style style:name="T2" style:family="text">
      <style:text-properties fo:font-size="36pt"/>
    </style:style>
    <style:style style:name="T3" style:family="text">
      <style:text-properties fo:font-size="14pt"/>
    </style:style>
    <style:style style:name="T4" style:family="text">
      <style:text-properties fo:font-weight="bold"/>
    </style:style>
    <style:style style:name="T5" style:family="text">
      <style:text-properties fo:color="#dc2300" fo:font-weight="bold"/>
    </style:style>
    <style:style style:name="T6" style:family="text">
      <style:text-properties fo:color="#008000" fo:font-weight="bold"/>
    </style:style>
    <style:style style:name="T7" style:family="text">
      <style:text-properties fo:color="#000080" fo:font-weight="bold"/>
    </style:style>
    <style:style style:name="T8" style:family="text">
      <style:text-properties fo:color="#996633" fo:font-weight="bold"/>
    </style:style>
    <style:style style:name="T9" style:family="text">
      <style:text-properties fo:color="#94006b" fo:font-weight="bold"/>
    </style:style>
    <style:style style:name="T10" style:family="text">
      <style:text-properties fo:color="#996633"/>
    </style:style>
    <style:style style:name="T11" style:family="text">
      <style:text-properties fo:color="#94006b"/>
    </style:style>
    <style:style style:name="T12" style:family="text">
      <style:text-properties fo:font-size="36pt" fo:font-weight="bold"/>
    </style:style>
    <style:style style:name="T13" style:family="text">
      <style:text-properties fo:font-size="24pt"/>
    </style:style>
    <style:style style:name="T14" style:family="text">
      <style:text-properties fo:font-size="24pt" fo:font-weight="bold"/>
    </style:style>
    <style:style style:name="T15" style:family="text">
      <style:text-properties fo:color="#804c19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3.5cm" svg:height="1cm" svg:x="2.5cm" svg:y="6.5cm">
          <text:p text:style-name="P4"/>
          <draw:enhanced-geometry svg:viewBox="0 0 21600 21600" draw:mirror-vertical="true" draw:glue-points="?f6 10800 10800 21600 ?f5 10800 10800 0" draw:text-areas="?f3 ?f3 ?f4 ?f4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2.5cm" svg:height="3cm" svg:x="3cm" svg:y="3.5cm">
          <text:p text:style-name="P2">1 <text:s text:c="2"/>2</text:p>
          <text:p text:style-name="P2"/>
          <text:p text:style-name="P2">3 <text:s text:c="2"/>5</text:p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499cm" svg:height="3.999cm" svg:x="5.5cm" svg:y="3.5cm" svg:viewBox="0 0 500 4000" draw:points="0,3000 0,0 500,500 500,4000">
          <text:p text:style-name="P4"/>
        </draw:polygon>
        <draw:polygon draw:style-name="gr1" draw:text-style-name="P1" draw:layer="layout" svg:width="0.499cm" svg:height="3.999cm" svg:x="2.5cm" svg:y="3.5cm" svg:viewBox="0 0 500 4000" draw:points="500,3000 500,0 0,500 0,4000">
          <text:p text:style-name="P4"/>
        </draw:polygon>
        <draw:frame draw:style-name="gr3" draw:text-style-name="P2" draw:layer="layout" svg:width="2.5cm" svg:height="0.963cm" svg:x="3cm" svg:y="6.537cm">
          <draw:text-box>
            <text:p text:style-name="P2">4 <text:s text:c="2"/>6</text:p>
          </draw:text-box>
        </draw:frame>
        <draw:custom-shape draw:style-name="gr4" draw:text-style-name="P1" draw:layer="layout" svg:width="3.5cm" svg:height="1cm" svg:x="8.5cm" svg:y="17.65cm">
          <text:p text:style-name="P4"/>
          <draw:enhanced-geometry svg:viewBox="0 0 21600 21600" draw:mirror-vertical="true" draw:glue-points="?f6 10800 10800 21600 ?f5 10800 10800 0" draw:text-areas="?f3 ?f3 ?f4 ?f4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9cm" svg:y="14.65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11.5cm" svg:y="14.65cm" svg:viewBox="0 0 500 4000" draw:points="0,3000 0,0 500,500 500,4000">
          <text:p text:style-name="P4"/>
        </draw:polygon>
        <draw:polygon draw:style-name="gr4" draw:text-style-name="P1" draw:layer="layout" svg:width="0.499cm" svg:height="3.999cm" svg:x="8.5cm" svg:y="14.65cm" svg:viewBox="0 0 500 4000" draw:points="500,3000 500,0 0,500 0,4000">
          <text:p text:style-name="P4"/>
        </draw:polygon>
        <draw:custom-shape draw:style-name="gr4" draw:text-style-name="P1" draw:layer="layout" svg:width="3.5cm" svg:height="1cm" svg:x="2.65cm" svg:y="17.65cm">
          <text:p text:style-name="P4"/>
          <draw:enhanced-geometry svg:viewBox="0 0 21600 21600" draw:mirror-vertical="true" draw:glue-points="?f6 10800 10800 21600 ?f5 10800 10800 0" draw:text-areas="?f3 ?f3 ?f4 ?f4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3.15cm" svg:y="14.65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5.65cm" svg:y="14.65cm" svg:viewBox="0 0 500 4000" draw:points="0,3000 0,0 500,500 500,4000">
          <text:p text:style-name="P4"/>
        </draw:polygon>
        <draw:polygon draw:style-name="gr4" draw:text-style-name="P1" draw:layer="layout" svg:width="0.499cm" svg:height="3.999cm" svg:x="2.65cm" svg:y="14.65cm" svg:viewBox="0 0 500 4000" draw:points="500,3000 500,0 0,500 0,4000">
          <text:p text:style-name="P4"/>
        </draw:polygon>
        <draw:custom-shape draw:style-name="gr1" draw:text-style-name="P1" draw:layer="layout" svg:width="3.5cm" svg:height="1cm" svg:x="8.5cm" svg:y="6.5cm">
          <text:p text:style-name="P4"/>
          <draw:enhanced-geometry svg:viewBox="0 0 21600 21600" draw:mirror-vertical="true" draw:glue-points="?f6 10800 10800 21600 ?f5 10800 10800 0" draw:text-areas="?f3 ?f3 ?f4 ?f4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2.5cm" svg:height="3cm" svg:x="9cm" svg:y="3.5cm">
          <text:p text:style-name="P3"><text:s/></text:p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499cm" svg:height="3.999cm" svg:x="11.5cm" svg:y="3.5cm" svg:viewBox="0 0 500 4000" draw:points="0,3000 0,0 500,500 500,4000">
          <text:p text:style-name="P4"/>
        </draw:polygon>
        <draw:polygon draw:style-name="gr1" draw:text-style-name="P1" draw:layer="layout" svg:width="0.499cm" svg:height="3.999cm" svg:x="8.5cm" svg:y="3.5cm" svg:viewBox="0 0 500 4000" draw:points="500,3000 500,0 0,500 0,4000">
          <text:p text:style-name="P4"/>
        </draw:polygon>
        <draw:frame draw:style-name="gr3" draw:text-style-name="P2" draw:layer="layout" svg:width="2.5cm" svg:height="0.963cm" svg:x="9cm" svg:y="6.537cm">
          <draw:text-box>
            <text:p text:style-name="P2">φ <text:s text:c="4"/>Φ</text:p>
          </draw:text-box>
        </draw:frame>
        <draw:frame draw:style-name="gr6" draw:text-style-name="P4" draw:layer="layout" svg:width="4.05cm" svg:height="1.3cm" svg:x="2.35cm" svg:y="1.75cm">
          <draw:text-box>
            <text:p text:style-name="P4"/>
          </draw:text-box>
        </draw:frame>
        <draw:frame draw:style-name="gr7" draw:text-style-name="P4" draw:layer="layout" svg:width="4.65cm" svg:height="0.963cm" svg:x="2.65cm" svg:y="1.9cm">
          <draw:text-box>
            <text:p text:style-name="P4">Die Ebenen</text:p>
          </draw:text-box>
        </draw:frame>
        <draw:frame draw:style-name="gr8" draw:text-style-name="P4" draw:layer="layout" svg:width="3.9cm" svg:height="1.15cm" svg:x="8.2cm" svg:y="2.05cm">
          <draw:text-box>
            <text:p text:style-name="P4">Die Taste</text:p>
          </draw:text-box>
        </draw:frame>
        <draw:frame draw:style-name="gr9" draw:text-style-name="P4" draw:layer="layout" svg:width="4.5cm" svg:height="1.05cm" svg:x="2.65cm" svg:y="13.55cm">
          <draw:text-box>
            <text:p text:style-name="P4">Mod3-Taste</text:p>
          </draw:text-box>
        </draw:frame>
        <draw:frame draw:style-name="gr9" draw:text-style-name="P4" draw:layer="layout" svg:width="4cm" svg:height="1.05cm" svg:x="8.85cm" svg:y="13.45cm">
          <draw:text-box>
            <text:p text:style-name="P4">Mod5-Taste</text:p>
          </draw:text-box>
        </draw:frame>
        <draw:frame draw:style-name="gr7" draw:text-style-name="P4" draw:layer="layout" svg:width="3.9cm" svg:height="0.963cm" svg:x="14.8cm" svg:y="13.45cm">
          <draw:text-box>
            <text:p text:style-name="P4"><text:s/>Shift-Taste</text:p>
          </draw:text-box>
        </draw:frame>
        <draw:frame draw:style-name="gr10" draw:text-style-name="P4" draw:layer="layout" svg:width="5.4cm" svg:height="5.35cm" svg:x="8.2cm" svg:y="23.75cm">
          <draw:text-box>
            <text:p text:style-name="P4"/>
          </draw:text-box>
        </draw:frame>
        <draw:frame draw:style-name="gr8" draw:text-style-name="P5" draw:layer="layout" svg:width="1.35cm" svg:height="1.673cm" svg:x="9.1cm" svg:y="3.702cm">
          <draw:text-box>
            <text:p text:style-name="P5"><text:span text:style-name="T1">f</text:span></text:p>
          </draw:text-box>
        </draw:frame>
        <draw:frame draw:style-name="gr11" draw:text-style-name="P4" draw:layer="layout" svg:width="0.9cm" svg:height="0.963cm" svg:x="10.6cm" svg:y="5.5cm">
          <draw:text-box>
            <text:p text:style-name="P4">9</text:p>
          </draw:text-box>
        </draw:frame>
        <draw:custom-shape draw:style-name="gr4" draw:text-style-name="P1" draw:layer="layout" svg:width="3.5cm" svg:height="1cm" svg:x="14.9cm" svg:y="17.8cm">
          <text:p text:style-name="P4"/>
          <draw:enhanced-geometry svg:viewBox="0 0 21600 21600" draw:mirror-vertical="true" draw:glue-points="?f6 10800 10800 21600 ?f5 10800 10800 0" draw:text-areas="?f3 ?f3 ?f4 ?f4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15.4cm" svg:y="14.8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17.9cm" svg:y="14.8cm" svg:viewBox="0 0 500 4000" draw:points="0,3000 0,0 500,500 500,4000">
          <text:p text:style-name="P4"/>
        </draw:polygon>
        <draw:polygon draw:style-name="gr4" draw:text-style-name="P1" draw:layer="layout" svg:width="0.499cm" svg:height="3.999cm" svg:x="14.9cm" svg:y="14.8cm" svg:viewBox="0 0 500 4000" draw:points="500,3000 500,0 0,500 0,4000">
          <text:p text:style-name="P4"/>
        </draw:polygon>
        <draw:custom-shape draw:style-name="gr1" draw:text-style-name="P1" draw:layer="layout" svg:width="2.85cm" svg:height="0.25cm" svg:x="14.95cm" svg:y="6.6cm">
          <text:p text:style-name="P4"/>
          <draw:enhanced-geometry svg:viewBox="0 0 21600 21600" draw:mirror-vertical="true" draw:glue-points="?f6 10800 10800 21600 ?f5 10800 10800 0" draw:text-areas="?f3 ?f3 ?f4 ?f4" draw:type="trapezoid" draw:modifiers="727.3237460540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2.5cm" svg:height="3cm" svg:x="15.1cm" svg:y="3.6cm">
          <text:p text:style-name="P3"><text:s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0.199cm" svg:height="3.249cm" svg:x="17.6cm" svg:y="3.6cm" svg:viewBox="0 0 200 3250" draw:points="0,3000 0,0 200,400 200,3250">
          <text:p text:style-name="P4"/>
        </draw:polygon>
        <draw:polygon draw:style-name="gr1" draw:text-style-name="P1" draw:layer="layout" svg:width="0.149cm" svg:height="3.249cm" svg:x="14.95cm" svg:y="3.6cm" svg:viewBox="0 0 150 3250" draw:points="150,3000 150,0 0,400 0,3250">
          <text:p text:style-name="P4"/>
        </draw:polygon>
        <draw:frame draw:style-name="gr12" draw:text-style-name="P5" draw:layer="layout" svg:width="1.35cm" svg:height="1.673cm" svg:x="15.2cm" svg:y="3.85cm">
          <draw:text-box>
            <text:p text:style-name="P5"><text:span text:style-name="T1">f</text:span></text:p>
          </draw:text-box>
        </draw:frame>
        <draw:frame draw:style-name="gr13" draw:text-style-name="P4" draw:layer="layout" svg:width="0.853cm" svg:height="0.963cm" svg:x="15.35cm" svg:y="5.6cm">
          <draw:text-box draw:corner-radius="1.5cm">
            <text:p text:style-name="P4">9</text:p>
          </draw:text-box>
        </draw:frame>
        <draw:frame draw:style-name="gr14" draw:text-style-name="P4" draw:layer="layout" svg:width="0.95cm" svg:height="0.963cm" svg:x="16.7cm" svg:y="5.6cm">
          <draw:text-box>
            <text:p text:style-name="P4">=</text:p>
          </draw:text-box>
        </draw:frame>
        <draw:frame draw:style-name="gr8" draw:text-style-name="P4" draw:layer="layout" svg:width="5.4cm" svg:height="1.15cm" svg:x="14.2cm" svg:y="1.9cm">
          <draw:text-box>
            <text:p text:style-name="P4">Die Taste einfach</text:p>
          </draw:text-box>
        </draw:frame>
        <draw:custom-shape draw:style-name="gr15" draw:text-style-name="P1" draw:layer="layout" svg:width="0.9cm" svg:height="0.9cm" svg:x="16.75cm" svg:y="15.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6.75cm" svg:y="16.4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5.7cm" svg:y="15.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5.7cm" svg:y="16.4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9.25cm" svg:y="15.2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9.25cm" svg:y="16.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0.3cm" svg:y="15.2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9cm" svg:height="0.9cm" svg:x="10.3cm" svg:y="16.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3.4cm" svg:y="15.2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9cm" svg:height="0.9cm" svg:x="3.4cm" svg:y="16.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4.45cm" svg:y="15.2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4.45cm" svg:y="16.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cm" svg:height="1cm" svg:x="8.35cm" svg:y="11.55cm">
          <text:p text:style-name="P4"/>
          <draw:enhanced-geometry svg:viewBox="0 0 21600 21600" draw:mirror-vertical="true" draw:glue-points="?f6 10800 10800 21600 ?f5 10800 10800 0" draw:text-areas="?f3 ?f3 ?f4 ?f4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3" draw:layer="layout" svg:width="2.5cm" svg:height="3cm" svg:x="8.85cm" svg:y="8.55cm">
          <text:p text:style-name="P2"><text:s/><text:span text:style-name="T2">8</text:span> <text:s text:c="4"/>„</text:p>
          <text:p text:style-name="P2"><text:span text:style-name="T3"/></text:p>
          <text:p text:style-name="P2">‚ <text:s text:c="4"/>/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0.499cm" svg:height="3.999cm" svg:x="11.35cm" svg:y="8.55cm" svg:viewBox="0 0 500 4000" draw:points="0,3000 0,0 500,500 500,4000">
          <text:p text:style-name="P4"/>
        </draw:polygon>
        <draw:polygon draw:style-name="gr1" draw:text-style-name="P1" draw:layer="layout" svg:width="0.499cm" svg:height="3.999cm" svg:x="8.35cm" svg:y="8.55cm" svg:viewBox="0 0 500 4000" draw:points="500,3000 500,0 0,500 0,4000">
          <text:p text:style-name="P4"/>
        </draw:polygon>
        <draw:frame draw:style-name="gr3" draw:text-style-name="P2" draw:layer="layout" svg:width="2.5cm" svg:height="0.963cm" svg:x="8.85cm" svg:y="11.587cm">
          <draw:text-box>
            <text:p text:style-name="P2">» <text:s text:c="5"/>∃</text:p>
          </draw:text-box>
        </draw:frame>
        <draw:frame draw:style-name="gr13" draw:layer="layout" svg:width="0.875cm" svg:height="0.963cm" svg:x="9.25cm" svg:y="5.437cm">
          <draw:text-box>
            <text:p text:style-name="P4">=</text:p>
          </draw:text-box>
        </draw:frame>
        <draw:custom-shape draw:style-name="gr18" draw:text-style-name="P1" draw:layer="layout" svg:width="0.9cm" svg:height="0.6cm" svg:x="15.7cm" svg:y="17.9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9cm" svg:height="0.6cm" svg:x="16.75cm" svg:y="17.9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5cm" svg:height="0.25cm" svg:x="15.4cm" svg:y="22.35cm">
          <text:p text:style-name="P4"/>
          <draw:enhanced-geometry svg:viewBox="0 0 21600 21600" draw:mirror-vertical="true" draw:glue-points="?f6 10800 10800 21600 ?f5 10800 10800 0" draw:text-areas="?f3 ?f3 ?f4 ?f4" draw:type="trapezoid" draw:modifiers="727.3237460540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2.5cm" svg:height="3cm" svg:x="15.55cm" svg:y="19.35cm">
          <text:p text:style-name="P3"><text:s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0.199cm" svg:height="3.249cm" svg:x="18.05cm" svg:y="19.35cm" svg:viewBox="0 0 200 3250" draw:points="0,3000 0,0 200,400 200,3250">
          <text:p text:style-name="P4"/>
        </draw:polygon>
        <draw:polygon draw:style-name="gr1" draw:text-style-name="P1" draw:layer="layout" svg:width="0.149cm" svg:height="3.249cm" svg:x="15.4cm" svg:y="19.35cm" svg:viewBox="0 0 150 3250" draw:points="150,3000 150,0 0,400 0,3250">
          <text:p text:style-name="P4"/>
        </draw:polygon>
        <draw:custom-shape draw:style-name="gr15" draw:text-style-name="P1" draw:layer="layout" svg:width="0.9cm" svg:height="0.9cm" svg:x="16.9cm" svg:y="19.9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6.9cm" svg:y="20.9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5.85cm" svg:y="19.9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5.85cm" svg:y="20.9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office:forms form:automatic-focus="false" form:apply-design-mode="false"/>
        <draw:custom-shape draw:style-name="gr1" draw:text-style-name="P1" draw:layer="layout" svg:width="3.5cm" svg:height="1cm" svg:x="2.5cm" svg:y="6.5cm">
          <text:p text:style-name="P4"/>
          <draw:enhanced-geometry svg:viewBox="0 0 21600 21600" draw:mirror-vertical="true" draw:glue-points="?f6 10800 10800 21600 ?f5 10800 10800 0" draw:text-areas="?f3 ?f3 ?f4 ?f4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6" draw:layer="layout" svg:width="2.5cm" svg:height="3cm" svg:x="3cm" svg:y="3.5cm">
          <text:p text:style-name="P6"><text:span text:style-name="T4">1 <text:s text:c="2"/></text:span><text:span text:style-name="T5">2</text:span></text:p>
          <text:p text:style-name="P6"><text:span text:style-name="T4"/></text:p>
          <text:p text:style-name="P6"><text:span text:style-name="T6">3</text:span><text:span text:style-name="T4"> <text:s text:c="2"/></text:span><text:span text:style-name="T7">5</text:span></text:p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499cm" svg:height="3.999cm" svg:x="5.5cm" svg:y="3.5cm" svg:viewBox="0 0 500 4000" draw:points="0,3000 0,0 500,500 500,4000">
          <text:p text:style-name="P4"/>
        </draw:polygon>
        <draw:polygon draw:style-name="gr1" draw:text-style-name="P1" draw:layer="layout" svg:width="0.499cm" svg:height="3.999cm" svg:x="2.5cm" svg:y="3.5cm" svg:viewBox="0 0 500 4000" draw:points="500,3000 500,0 0,500 0,4000">
          <text:p text:style-name="P4"/>
        </draw:polygon>
        <draw:frame draw:style-name="gr3" draw:text-style-name="P6" draw:layer="layout" svg:width="2.5cm" svg:height="0.983cm" svg:x="3cm" svg:y="6.537cm">
          <draw:text-box>
            <text:p text:style-name="P6"><text:span text:style-name="T8">4</text:span><text:span text:style-name="T4"> <text:s/></text:span><text:span text:style-name="T9"><text:s/>6</text:span></text:p>
          </draw:text-box>
        </draw:frame>
        <draw:custom-shape draw:style-name="gr4" draw:text-style-name="P1" draw:layer="layout" svg:width="3.5cm" svg:height="1cm" svg:x="8.5cm" svg:y="17.65cm">
          <text:p text:style-name="P4"/>
          <draw:enhanced-geometry svg:viewBox="0 0 21600 21600" draw:mirror-vertical="true" draw:glue-points="?f6 10800 10800 21600 ?f5 10800 10800 0" draw:text-areas="?f3 ?f3 ?f4 ?f4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9cm" svg:y="14.65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11.5cm" svg:y="14.65cm" svg:viewBox="0 0 500 4000" draw:points="0,3000 0,0 500,500 500,4000">
          <text:p text:style-name="P4"/>
        </draw:polygon>
        <draw:polygon draw:style-name="gr4" draw:text-style-name="P1" draw:layer="layout" svg:width="0.499cm" svg:height="3.999cm" svg:x="8.5cm" svg:y="14.65cm" svg:viewBox="0 0 500 4000" draw:points="500,3000 500,0 0,500 0,4000">
          <text:p text:style-name="P4"/>
        </draw:polygon>
        <draw:custom-shape draw:style-name="gr4" draw:text-style-name="P1" draw:layer="layout" svg:width="3.5cm" svg:height="1cm" svg:x="2.65cm" svg:y="17.65cm">
          <text:p text:style-name="P4"/>
          <draw:enhanced-geometry svg:viewBox="0 0 21600 21600" draw:mirror-vertical="true" draw:glue-points="?f6 10800 10800 21600 ?f5 10800 10800 0" draw:text-areas="?f3 ?f3 ?f4 ?f4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3.15cm" svg:y="14.65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5.65cm" svg:y="14.65cm" svg:viewBox="0 0 500 4000" draw:points="0,3000 0,0 500,500 500,4000">
          <text:p text:style-name="P4"/>
        </draw:polygon>
        <draw:polygon draw:style-name="gr4" draw:text-style-name="P1" draw:layer="layout" svg:width="0.499cm" svg:height="3.999cm" svg:x="2.65cm" svg:y="14.65cm" svg:viewBox="0 0 500 4000" draw:points="500,3000 500,0 0,500 0,4000">
          <text:p text:style-name="P4"/>
        </draw:polygon>
        <draw:custom-shape draw:style-name="gr1" draw:text-style-name="P1" draw:layer="layout" svg:width="3.5cm" svg:height="1cm" svg:x="8.5cm" svg:y="6.5cm">
          <text:p text:style-name="P4"/>
          <draw:enhanced-geometry svg:viewBox="0 0 21600 21600" draw:mirror-vertical="true" draw:glue-points="?f6 10800 10800 21600 ?f5 10800 10800 0" draw:text-areas="?f3 ?f3 ?f4 ?f4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2.5cm" svg:height="3cm" svg:x="9cm" svg:y="3.5cm">
          <text:p text:style-name="P3"><text:s/></text:p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499cm" svg:height="3.999cm" svg:x="11.5cm" svg:y="3.5cm" svg:viewBox="0 0 500 4000" draw:points="0,3000 0,0 500,500 500,4000">
          <text:p text:style-name="P4"/>
        </draw:polygon>
        <draw:polygon draw:style-name="gr1" draw:text-style-name="P1" draw:layer="layout" svg:width="0.499cm" svg:height="3.999cm" svg:x="8.5cm" svg:y="3.5cm" svg:viewBox="0 0 500 4000" draw:points="500,3000 500,0 0,500 0,4000">
          <text:p text:style-name="P4"/>
        </draw:polygon>
        <draw:frame draw:style-name="gr3" draw:text-style-name="P2" draw:layer="layout" svg:width="2.5cm" svg:height="0.963cm" svg:x="9cm" svg:y="6.537cm">
          <draw:text-box>
            <text:p text:style-name="P2"><text:span text:style-name="T10">φ </text:span><text:s text:c="4"/><text:span text:style-name="T11">Φ</text:span></text:p>
          </draw:text-box>
        </draw:frame>
        <draw:frame draw:style-name="gr6" draw:text-style-name="P4" draw:layer="layout" svg:width="4.05cm" svg:height="1.3cm" svg:x="2.35cm" svg:y="1.75cm">
          <draw:text-box>
            <text:p text:style-name="P4"/>
          </draw:text-box>
        </draw:frame>
        <draw:frame draw:style-name="gr7" draw:text-style-name="P4" draw:layer="layout" svg:width="4.65cm" svg:height="0.963cm" svg:x="2.65cm" svg:y="1.9cm">
          <draw:text-box>
            <text:p text:style-name="P4">Die Ebenen</text:p>
          </draw:text-box>
        </draw:frame>
        <draw:frame draw:style-name="gr8" draw:text-style-name="P4" draw:layer="layout" svg:width="3.9cm" svg:height="1.15cm" svg:x="8.2cm" svg:y="2.05cm">
          <draw:text-box>
            <text:p text:style-name="P4">Die Taste</text:p>
          </draw:text-box>
        </draw:frame>
        <draw:frame draw:style-name="gr9" draw:text-style-name="P4" draw:layer="layout" svg:width="4.45cm" svg:height="1.05cm" svg:x="2.55cm" svg:y="13.55cm">
          <draw:text-box>
            <text:p text:style-name="P4">Mod3-Taste</text:p>
          </draw:text-box>
        </draw:frame>
        <draw:frame draw:style-name="gr9" draw:text-style-name="P4" draw:layer="layout" svg:width="4cm" svg:height="1.05cm" svg:x="8.85cm" svg:y="13.45cm">
          <draw:text-box>
            <text:p text:style-name="P4">Mod5-Taste</text:p>
          </draw:text-box>
        </draw:frame>
        <draw:frame draw:style-name="gr7" draw:text-style-name="P4" draw:layer="layout" svg:width="3.9cm" svg:height="0.963cm" svg:x="14.8cm" svg:y="13.55cm">
          <draw:text-box>
            <text:p text:style-name="P4"><text:s/>Shift-Taste</text:p>
          </draw:text-box>
        </draw:frame>
        <draw:frame draw:style-name="gr8" draw:text-style-name="P7" draw:layer="layout" svg:width="1.35cm" svg:height="1.673cm" svg:x="9.3cm" svg:y="3.702cm">
          <draw:text-box>
            <text:p text:style-name="P7"><text:span text:style-name="T12">f</text:span></text:p>
          </draw:text-box>
        </draw:frame>
        <draw:frame draw:style-name="gr11" draw:text-style-name="P8" draw:layer="layout" svg:width="0.9cm" svg:height="0.983cm" svg:x="10.6cm" svg:y="5.5cm">
          <draw:text-box>
            <text:p text:style-name="P8"><text:span text:style-name="T7">9</text:span></text:p>
          </draw:text-box>
        </draw:frame>
        <draw:custom-shape draw:style-name="gr4" draw:text-style-name="P1" draw:layer="layout" svg:width="3.5cm" svg:height="1cm" svg:x="14.9cm" svg:y="17.8cm">
          <text:p text:style-name="P4"/>
          <draw:enhanced-geometry svg:viewBox="0 0 21600 21600" draw:mirror-vertical="true" draw:glue-points="?f6 10800 10800 21600 ?f5 10800 10800 0" draw:text-areas="?f3 ?f3 ?f4 ?f4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15.4cm" svg:y="14.8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17.9cm" svg:y="14.8cm" svg:viewBox="0 0 500 4000" draw:points="0,3000 0,0 500,500 500,4000">
          <text:p text:style-name="P4"/>
        </draw:polygon>
        <draw:polygon draw:style-name="gr4" draw:text-style-name="P1" draw:layer="layout" svg:width="0.499cm" svg:height="3.999cm" svg:x="14.9cm" svg:y="14.8cm" svg:viewBox="0 0 500 4000" draw:points="500,3000 500,0 0,500 0,4000">
          <text:p text:style-name="P4"/>
        </draw:polygon>
        <draw:custom-shape draw:style-name="gr1" draw:text-style-name="P1" draw:layer="layout" svg:width="2.85cm" svg:height="0.25cm" svg:x="14.95cm" svg:y="6.6cm">
          <text:p text:style-name="P4"/>
          <draw:enhanced-geometry svg:viewBox="0 0 21600 21600" draw:mirror-vertical="true" draw:glue-points="?f6 10800 10800 21600 ?f5 10800 10800 0" draw:text-areas="?f3 ?f3 ?f4 ?f4" draw:type="trapezoid" draw:modifiers="727.3237460540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2.5cm" svg:height="3cm" svg:x="15.1cm" svg:y="3.6cm">
          <text:p text:style-name="P3"><text:s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0.199cm" svg:height="3.249cm" svg:x="17.6cm" svg:y="3.6cm" svg:viewBox="0 0 200 3250" draw:points="0,3000 0,0 200,400 200,3250">
          <text:p text:style-name="P4"/>
        </draw:polygon>
        <draw:polygon draw:style-name="gr1" draw:text-style-name="P1" draw:layer="layout" svg:width="0.149cm" svg:height="3.249cm" svg:x="14.95cm" svg:y="3.6cm" svg:viewBox="0 0 150 3250" draw:points="150,3000 150,0 0,400 0,3250">
          <text:p text:style-name="P4"/>
        </draw:polygon>
        <draw:frame draw:style-name="gr12" draw:text-style-name="P7" draw:layer="layout" svg:width="1.35cm" svg:height="1.673cm" svg:x="15.4cm" svg:y="3.65cm">
          <draw:text-box>
            <text:p text:style-name="P7"><text:span text:style-name="T12">f</text:span></text:p>
          </draw:text-box>
        </draw:frame>
        <draw:frame draw:style-name="gr8" draw:text-style-name="P4" draw:layer="layout" svg:width="5.4cm" svg:height="1.15cm" svg:x="14.2cm" svg:y="1.9cm">
          <draw:text-box>
            <text:p text:style-name="P4">Die Taste einfach</text:p>
          </draw:text-box>
        </draw:frame>
        <draw:custom-shape draw:style-name="gr19" draw:text-style-name="P1" draw:layer="layout" svg:width="0.9cm" svg:height="0.9cm" svg:x="16.75cm" svg:y="15.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6.75cm" svg:y="16.4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5.7cm" svg:y="15.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5.7cm" svg:y="16.4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9.25cm" svg:y="15.2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9.25cm" svg:y="16.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0.3cm" svg:y="15.2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0.9cm" svg:height="0.9cm" svg:x="10.3cm" svg:y="16.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3.4cm" svg:y="15.2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9cm" svg:height="0.9cm" svg:x="3.4cm" svg:y="16.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4.45cm" svg:y="15.2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4.45cm" svg:y="16.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cm" svg:height="1cm" svg:x="8.35cm" svg:y="11.55cm">
          <text:p text:style-name="P4"/>
          <draw:enhanced-geometry svg:viewBox="0 0 21600 21600" draw:mirror-vertical="true" draw:glue-points="?f6 10800 10800 21600 ?f5 10800 10800 0" draw:text-areas="?f3 ?f3 ?f4 ?f4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3" draw:layer="layout" svg:width="2.5cm" svg:height="3cm" svg:x="8.85cm" svg:y="8.55cm">
          <text:p text:style-name="P2"><text:s/></text:p>
          <text:p text:style-name="P2"><text:span text:style-name="T13"><text:s text:c="4"/></text:span><text:span text:style-name="T14"><text:s/></text:span><text:span text:style-name="T4"><text:s/></text:span><text:span text:style-name="T5">„</text:span></text:p>
          <text:p text:style-name="P2"><text:span text:style-name="T3"/></text:p>
          <text:p text:style-name="P2"><text:span text:style-name="T6">‚ </text:span><text:span text:style-name="T4"><text:s text:c="7"/></text:span><text:span text:style-name="T7">/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0.499cm" svg:height="3.999cm" svg:x="11.35cm" svg:y="8.55cm" svg:viewBox="0 0 500 4000" draw:points="0,3000 0,0 500,500 500,4000">
          <text:p text:style-name="P4"/>
        </draw:polygon>
        <draw:polygon draw:style-name="gr1" draw:text-style-name="P1" draw:layer="layout" svg:width="0.499cm" svg:height="3.999cm" svg:x="8.35cm" svg:y="8.55cm" svg:viewBox="0 0 500 4000" draw:points="500,3000 500,0 0,500 0,4000">
          <text:p text:style-name="P4"/>
        </draw:polygon>
        <draw:frame draw:style-name="gr3" draw:text-style-name="P6" draw:layer="layout" svg:width="2.5cm" svg:height="0.983cm" svg:x="8.85cm" svg:y="11.587cm">
          <draw:text-box>
            <text:p text:style-name="P6"><text:span text:style-name="T15">»</text:span><text:span text:style-name="T4"> <text:s text:c="5"/></text:span><text:span text:style-name="T9">∃</text:span></text:p>
          </draw:text-box>
        </draw:frame>
        <draw:frame draw:style-name="gr22" draw:text-style-name="P9" draw:layer="layout" svg:width="0.875cm" svg:height="0.983cm" svg:x="9.25cm" svg:y="5.537cm">
          <draw:text-box>
            <text:p text:style-name="P9"><text:span text:style-name="T6">=</text:span></text:p>
          </draw:text-box>
        </draw:frame>
        <draw:custom-shape draw:style-name="gr23" draw:text-style-name="P1" draw:layer="layout" svg:width="0.9cm" svg:height="0.6cm" svg:x="15.7cm" svg:y="17.9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0.9cm" svg:height="0.6cm" svg:x="16.75cm" svg:y="17.9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5cm" svg:height="0.25cm" svg:x="15.4cm" svg:y="22.35cm">
          <text:p text:style-name="P4"/>
          <draw:enhanced-geometry svg:viewBox="0 0 21600 21600" draw:mirror-vertical="true" draw:glue-points="?f6 10800 10800 21600 ?f5 10800 10800 0" draw:text-areas="?f3 ?f3 ?f4 ?f4" draw:type="trapezoid" draw:modifiers="727.3237460540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2.5cm" svg:height="3cm" svg:x="15.55cm" svg:y="19.35cm">
          <text:p text:style-name="P3"><text:s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0.199cm" svg:height="3.249cm" svg:x="18.05cm" svg:y="19.35cm" svg:viewBox="0 0 200 3250" draw:points="0,3000 0,0 200,400 200,3250">
          <text:p text:style-name="P4"/>
        </draw:polygon>
        <draw:polygon draw:style-name="gr1" draw:text-style-name="P1" draw:layer="layout" svg:width="0.149cm" svg:height="3.249cm" svg:x="15.4cm" svg:y="19.35cm" svg:viewBox="0 0 150 3250" draw:points="150,3000 150,0 0,400 0,3250">
          <text:p text:style-name="P4"/>
        </draw:polygon>
        <draw:custom-shape draw:style-name="gr19" draw:text-style-name="P1" draw:layer="layout" svg:width="0.9cm" svg:height="0.9cm" svg:x="16.9cm" svg:y="19.9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6.9cm" svg:y="20.9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5.85cm" svg:y="19.9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9cm" svg:height="0.9cm" svg:x="15.85cm" svg:y="20.9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0.9cm" svg:height="0.983cm" svg:x="16.6cm" svg:y="5.563cm">
          <draw:text-box>
            <text:p text:style-name="P8"><text:span text:style-name="T7">9</text:span></text:p>
          </draw:text-box>
        </draw:frame>
        <draw:frame draw:style-name="gr22" draw:text-style-name="P9" draw:layer="layout" svg:width="0.875cm" svg:height="0.983cm" svg:x="15.25cm" svg:y="5.6cm">
          <draw:text-box>
            <text:p text:style-name="P9"><text:span text:style-name="T6">=</text:span></text:p>
          </draw:text-box>
        </draw:frame>
        <draw:frame draw:style-name="gr8" draw:text-style-name="P7" draw:layer="layout" svg:width="1.35cm" svg:height="1.673cm" svg:x="9.1cm" svg:y="8.65cm">
          <draw:text-box>
            <text:p text:style-name="P7"><text:span text:style-name="T12">8</text:span></text:p>
          </draw:text-box>
        </draw:frame>
        <draw:custom-shape draw:style-name="gr24" draw:text-style-name="P1" draw:layer="layout" svg:width="0.9cm" svg:height="0.6cm" svg:x="10.45cm" svg:y="17.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0.9cm" svg:height="0.6cm" svg:x="3.4cm" svg:y="17.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3cm" draw:rotation="450"/>
    <draw:hatch draw:name="Hatch_20_46" draw:display-name="Hatch 46" draw:style="single" draw:color="#996633" draw:distance="0.03cm" draw:rotation="450"/>
    <draw:hatch draw:name="Hatch_20_47" draw:display-name="Hatch 47" draw:style="single" draw:color="#800080" draw:distance="0.03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8-22T11:21:05</meta:creation-date>
    <dc:date>2007-08-22T17:28:06</dc:date>
    <dc:language>de-DE</dc:language>
    <meta:editing-cycles>5</meta:editing-cycles>
    <meta:editing-duration>PT1H45M6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